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style="italic" fo:font-weight="bold"/>
    </style:style>
    <style:style style:name="P2" style:family="paragraph" style:parent-style-name="Text_20_body">
      <style:paragraph-properties fo:margin-left="0cm" fo:margin-right="0cm" fo:text-indent="0.499cm" style:auto-text-indent="false"/>
    </style:style>
    <style:style style:name="P3" style:family="paragraph" style:parent-style-name="Text_20_body">
      <style:paragraph-properties fo:margin-top="0cm" fo:margin-bottom="0cm" loext:contextual-spacing="false"/>
    </style:style>
    <style:style style:name="P4" style:family="paragraph" style:parent-style-name="Standard">
      <style:paragraph-properties fo:text-align="start" style:justify-single-word="false"/>
      <style:text-properties fo:font-weight="bold" officeooo:rsid="00190e7e" officeooo:paragraph-rsid="00190e7e" style:font-weight-asian="bold" style:font-weight-complex="bold"/>
    </style:style>
    <style:style style:name="P5" style:family="paragraph" style:parent-style-name="Standard">
      <style:paragraph-properties fo:text-align="start" style:justify-single-word="false" fo:break-before="page"/>
      <style:text-properties officeooo:rsid="001a179a" officeooo:paragraph-rsid="001a179a"/>
    </style:style>
    <style:style style:name="P6" style:family="paragraph" style:parent-style-name="Standard">
      <style:paragraph-properties fo:text-align="start" style:justify-single-word="false" fo:break-before="page"/>
      <style:text-properties fo:font-style="italic" fo:font-weight="bold" officeooo:rsid="001a179a" officeooo:paragraph-rsid="001a179a"/>
    </style:style>
    <style:style style:name="P7" style:family="paragraph" style:parent-style-name="Standard">
      <style:paragraph-properties fo:text-align="start" style:justify-single-word="false" fo:break-before="page"/>
      <style:text-properties fo:font-weight="bold" officeooo:rsid="001a179a" officeooo:paragraph-rsid="001a179a"/>
    </style:style>
    <style:style style:name="P8" style:family="paragraph" style:parent-style-name="Text_20_body">
      <style:text-properties fo:font-weight="bold"/>
    </style:style>
    <style:style style:name="P9" style:family="paragraph" style:parent-style-name="Text_20_body">
      <style:paragraph-properties fo:text-align="end" style:justify-single-word="false"/>
      <style:text-properties officeooo:rsid="00190e7e" officeooo:paragraph-rsid="00190e7e"/>
    </style:style>
    <style:style style:name="P10" style:family="paragraph" style:parent-style-name="Text_20_body">
      <style:paragraph-properties fo:text-align="start" style:justify-single-word="false"/>
      <style:text-properties officeooo:rsid="00190e7e" officeooo:paragraph-rsid="00190e7e"/>
    </style:style>
    <style:style style:name="P11" style:family="paragraph" style:parent-style-name="Text_20_body">
      <style:paragraph-properties fo:text-align="start" style:justify-single-word="false"/>
      <style:text-properties officeooo:rsid="001a179a" officeooo:paragraph-rsid="001a179a"/>
    </style:style>
    <style:style style:name="P12" style:family="paragraph" style:parent-style-name="Text_20_body">
      <style:text-properties fo:font-style="italic" fo:font-weight="bold"/>
    </style:style>
    <style:style style:name="P13" style:family="paragraph" style:parent-style-name="Text_20_body">
      <style:paragraph-properties fo:margin-top="0cm" fo:margin-bottom="0cm" loext:contextual-spacing="false"/>
    </style:style>
    <style:style style:name="P14" style:family="paragraph" style:parent-style-name="Text_20_body">
      <style:paragraph-properties fo:text-align="start" style:justify-single-word="false" fo:break-before="page"/>
      <style:text-properties officeooo:rsid="001a179a" officeooo:paragraph-rsid="001a179a"/>
    </style:style>
    <style:style style:name="P15" style:family="paragraph" style:parent-style-name="Text_20_body">
      <style:paragraph-properties fo:margin-left="0cm" fo:margin-right="0cm" fo:text-indent="0.499cm" style:auto-text-indent="false"/>
    </style:style>
    <style:style style:name="P16" style:family="paragraph" style:parent-style-name="Text_20_body">
      <style:paragraph-properties fo:margin-left="0cm" fo:margin-right="0cm" fo:text-indent="0.499cm" style:auto-text-indent="false"/>
      <style:text-properties fo:font-weight="bold"/>
    </style:style>
    <style:style style:name="P17" style:family="paragraph" style:parent-style-name="Text_20_body">
      <style:paragraph-properties fo:margin-left="0cm" fo:margin-right="0cm" fo:text-indent="0.499cm" style:auto-text-indent="false"/>
      <style:text-properties fo:font-style="italic" fo:font-weight="bold"/>
    </style:style>
    <style:style style:name="T1" style:family="text">
      <style:text-properties fo:font-style="italic"/>
    </style:style>
    <style:style style:name="T2" style:family="text">
      <style:text-properties fo:font-style="italic" fo:font-weight="bold"/>
    </style:style>
    <style:style style:name="T3" style:family="text">
      <style:text-properties fo:font-weight="bold"/>
    </style:style>
    <style:style style:name="T4" style:family="text">
      <style:text-properties style:text-underline-style="solid" style:text-underline-width="auto" style:text-underline-color="font-color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TENSES</text:p>
      <text:p text:style-name="P4">Simple Past Tense</text:p>
      <text:p text:style-name="Text_20_body">Simple Past Tense digunakan untuk menyatakan peritiwa yang telah lalu </text:p>
      <text:p text:style-name="Text_20_body">Dua syarat past tense digunakan yakni </text:p>
      <text:p text:style-name="Text_20_body">1. Kita tau kapan itu terjadi <text:line-break/>2. kegiatan tersebut telah terjadi</text:p>
      <text:p text:style-name="Text_20_body"><text:span text:style-name="T3">Subject + verb 2 + </text:span><text:a xlink:type="simple" xlink:href="../../pages/simple%20past%20tense.html#" text:style-name="Internet_20_link" text:visited-style-name="Visited_20_Internet_20_Link"><text:span text:style-name="T4">time phrase</text:span></text:a></text:p>
      <text:p text:style-name="Text_20_body">A time phrase can be adverbial (made with an adverb:last week) or propositional (made with preposition: on Tuesday) </text:p>
      <text:p text:style-name="Text_20_body">Simple past tense questions</text:p>
      <text:p text:style-name="Text_20_body">There are four ways of forming them</text:p>
      <text:p text:style-name="P8">1. Interogative 1</text:p>
      <text:p text:style-name="Text_20_body">Interrogative + verb 2 + Object</text:p>
      <text:p text:style-name="Text_20_body">Who took my pen ?</text:p>
      <text:p text:style-name="Text_20_body">it is a question about the subject &amp; the object is already contained on the question</text:p>
      <text:p text:style-name="Text_20_body">Your mom <text:span text:style-name="T3">took</text:span> your pen</text:p>
      <text:p text:style-name="P8">2. Interogative 2</text:p>
      <text:p text:style-name="Text_20_body">Where did you sleep last night ?</text:p>
      <text:p text:style-name="Text_20_body">Interogative + Did + subject + Verb 1</text:p>
      <text:p text:style-name="Text_20_body">Disini subject telah diketahui, konsentrasi pertanyaan mengarah ke Objek</text:p>
      <text:p text:style-name="Text_20_body">Jadi pertanyaan tersebut akan dijawab : </text:p>
      <text:p text:style-name="Text_20_body">I slept on the beach</text:p>
      <text:p text:style-name="Text_20_body">Note : Kadang orang bingung</text:p>
      <text:p text:style-name="P3">Kenapa pertanyaannya bisa menjadi simple past tense? padahal menggunakan verb 1 </text:p>
      <text:p text:style-name="Text_20_body">Kenapa kita harus menggunakan verb 2 pas menjawab ? </text:p>
      <text:p text:style-name="Text_20_body">Pada pertanyaan kita pake verb 1 karena ada <text:span text:style-name="T3">auxiliary verb (did)</text:span> yang untuk menunjukkan bahwa kita berbicara tentang waktu lampau (past) makanya kita menggunakan verb 1 pada kata kerja utama. </text:p>
      <text:p text:style-name="Text_20_body">Ketika menjawab pertanyaan kita menggunakan verb 2 karena tidak ada kata kerja bantu (auxiliary verb) yang bisa menunjukkan kalau kita berbicara tentang masa lalu. Jadi kata kerja utama kita mesti menggunakan verb 2 </text:p>
      <text:p text:style-name="P8">3. Interogative 3</text:p>
      <text:p text:style-name="Text_20_body">Did + Subject + verb 1 ? </text:p>
      <text:p text:style-name="Text_20_body"><text:soft-page-break/>Did you study last nigth ?</text:p>
      <text:p text:style-name="P8">4. Interogative 4</text:p>
      <text:p text:style-name="Text_20_body">To be + S + Verb 1 </text:p>
      <text:p text:style-name="P10"/>
      <text:p text:style-name="P6">Past Continuous Tense</text:p>
      <text:p text:style-name="P2">Past Continuous Tense digunakan untuk menjelaskan kegiatan yang <text:span text:style-name="T3">belum selesai pada satu waktu di masa lampau </text:span>. Hal ini juga berarti kita berbicara tentang sesuatu yang terjadi di waktu yang pasti </text:p>
      <text:p text:style-name="P8">S + to be + verb 1 + ing + time phrase </text:p>
      <text:p text:style-name="P2">Nah ada <text:span text:style-name="T2">3 cara untuk membentuk kalimat tanya Past Continuous Tense</text:span></text:p>
      <text:p text:style-name="P1">Interogative 1</text:p>
      <text:p text:style-name="P16">To be (was/were) + S + verb1-ing + time phrase</text:p>
      <text:p text:style-name="P2">Were you cooking at 08:00 last night ?</text:p>
      <text:p text:style-name="P1">Interogative 2</text:p>
      <text:p text:style-name="P16">Interogative + to be (was/were) + S + verb1-ing + time phrase</text:p>
      <text:p text:style-name="P2">What were you watching last night ?</text:p>
      <text:p text:style-name="P1">Inteorgative 3</text:p>
      <text:p text:style-name="P16">Interogative + to be (was/were) + S + verb1-ing + when + Simple past </text:p>
      <text:p text:style-name="P3">&gt; </text:p>
      <text:section text:style-name="Sect1" text:name="copyright">
        <text:p text:style-name="Text_20_body">Copyright © 2021 - Laskar Nalar 18/19 - <text:a xlink:type="simple" xlink:href="../../pages/Past%20Continuous%20Tense.html#" text:style-name="Internet_20_link" text:visited-style-name="Visited_20_Internet_20_Link">Made by Love</text:a></text:p>
        <text:p text:style-name="Text_20_body">Template by <text:a xlink:type="simple" xlink:href="https://www.os-templates.com/" office:target-frame-name="_blank" xlink:show="new" text:style-name="Internet_20_link" text:visited-style-name="Visited_20_Internet_20_Link">OS Templates</text:a></text:p>
      </text:section>
      <text:p text:style-name="P11"/>
      <text:p text:style-name="P11"/>
      <text:p text:style-name="P11"/>
      <text:p text:style-name="P6">Past Perfect Tense</text:p>
      <text:p text:style-name="P2">Past Perfect Tense digunakan untuk menjelaskan dua atau lebih kegiatan <text:span text:style-name="T3">yang telah selesai dibanding suatu kegiatan tertentu di masa lalu </text:span>. Kita pakai <text:span text:style-name="T3">Past perfect</text:span> untuk menyatakan peristiwa yang lebih dulu dengan <text:span text:style-name="T3">waktu yang tidak tentu</text:span></text:p>
      <text:p text:style-name="P17">Simple past clause + S + had + verb 3</text:p>
      <text:p text:style-name="P2">I built learning website last month, I had built it twice before.</text:p>
      <text:p text:style-name="Text_20_body">Part Perfect Tense Questions</text:p>
      <text:p text:style-name="Text_20_body">Interogative 1</text:p>
      <text:p text:style-name="Text_20_body">Where had you been ?</text:p>
      <text:p text:style-name="Text_20_body">Interogative + had + S + verb 3 </text:p>
      <text:p text:style-name="Text_20_body">Interogative 2</text:p>
      <text:p text:style-name="Text_20_body">What had you called when I called you last night ?</text:p>
      <text:p text:style-name="Text_20_body">Interogative + had + S + verb 3 + simple past clause</text:p>
      <text:p text:style-name="Text_20_body">Short answer question 1</text:p>
      <text:p text:style-name="Text_20_body">Had you gotten your laptop before you wrote your novel last night ? </text:p>
      <text:p text:style-name="Text_20_body">Had + S + verb 3 + Simple past clause</text:p>
      <text:p text:style-name="Text_20_body">Short answer question 2</text:p>
      <text:p text:style-name="Text_20_body">Usually, it's used in coversation like;</text:p>
      <text:p text:style-name="Text_20_body">A : I went to my uncle's mansion last night.</text:p>
      <text:p text:style-name="Text_20_body">B : Have you been there before ?</text:p>
      <text:p text:style-name="Text_20_body">Past Perfect tense negatives</text:p>
      <text:p text:style-name="P11"/>
      <text:p text:style-name="P5">Past Perfect Continuous Tense</text:p>
      <text:p text:style-name="Text_20_body">Past perfect continuous tense digunakan untuk menyatakan <text:span text:style-name="T3">durasi peristiwa</text:span> yang terjadi di <text:span text:style-name="T3">masa lalu &amp; belum selesai</text:span> di satu waktu tertentu di masa lalu</text:p>
      <text:p text:style-name="Text_20_body">I had been making a computer program <text:span text:style-name="T3">for two hours</text:span> when my cat slept</text:p>
      <text:p text:style-name="Text_20_body"><text:span text:style-name="T3">NOTICE</text:span> <text:line-break/>Remember that the different with the past continuous is the tense concern to mentions the du </text:p>
      <text:p text:style-name="Text_20_body">S + to be (was/were) + ver</text:p>
      <text:p text:style-name="P11"/>
      <text:p text:style-name="P7">Simple Present tense</text:p>
      <text:p text:style-name="Text_20_body">I am a student</text:p>
      <text:p text:style-name="Text_20_body">The Sun rises everyday</text:p>
      <text:p text:style-name="Text_20_body">Sangat sederhana rumus dari Simple present tense</text:p>
      <text:p text:style-name="Text_20_body">S + Verb 1</text:p>
      <text:p text:style-name="Text_20_body">Kapan saja kita akan pakai <text:span text:style-name="T3">Simple present tense </text:span></text:p>
      <text:p text:style-name="Text_20_body">1. Ungkapkan <text:span text:style-name="T3">Fakta dan opini</text:span> dengan <text:span text:style-name="T1">verb to be</text:span></text:p>
      <text:p text:style-name="Text_20_body">Cat <text:span text:style-name="T3">is</text:span> carnivora</text:p>
      <text:p text:style-name="Text_20_body">Gunadi Sadikin <text:span text:style-name="T3">is</text:span> a good leader</text:p>
      <text:p text:style-name="Text_20_body">Politic is the intesting issue</text:p>
      <text:p text:style-name="Text_20_body">2. Ungkapkan fakta dengan <text:span text:style-name="T1">action verb</text:span></text:p>
      <text:p text:style-name="Text_20_body">Xilem tissue on plant brings <text:span text:style-name="T3">fluid</text:span> to leaf</text:p>
      <text:p text:style-name="Text_20_body">3. Preferensi</text:p>
      <text:p text:style-name="Text_20_body">I really, really <text:span text:style-name="T3">loves</text:span> politic</text:p>
      <text:p text:style-name="Text_20_body">4. Habits</text:p>
      <text:p text:style-name="Text_20_body">I <text:span text:style-name="T3">drinks</text:span> milk every morning</text:p>
      <text:p text:style-name="P11"/>
      <text:p text:style-name="P7">present continuous tense</text:p>
      <text:p text:style-name="Text_20_body">Present Continuous tense digunakan untuk ungkapkan peristiwa yang <text:span text:style-name="T3">masih berlangsung</text:span> saat ini</text:p>
      <text:p text:style-name="Text_20_body">Ada 4 perbedaan penggunaan</text:p>
      <text:p text:style-name="Text_20_body">1. menyatakan peristiwa yang sudah dimulai di masa lampau dan masih berlangsung hingga sekarang</text:p>
      <text:p text:style-name="Text_20_body">My younger brother eating as I write my poetry</text:p>
      <text:p text:style-name="Text_20_body">2. menyatakan peristiwa yang masih berlangsung dan tidak perlu selesai di waktu sekarang </text:p>
      <text:p text:style-name="Text_20_body">I am learning arabic</text:p>
      <text:p text:style-name="Text_20_body">I am learning science education</text:p>
      <text:p text:style-name="Text_20_body">I am learning personal financial</text:p>
      <text:p text:style-name="Text_20_body">3. Rencana ke depan</text:p>
      <text:p text:style-name="Text_20_body">I am making song lyric on Monday</text:p>
      <text:p text:style-name="Text_20_body">4. pernyataan sementara, <text:span text:style-name="T1">biasanya diikuti dengan simple present tense</text:span> </text:p>
      <text:p text:style-name="Text_20_body">Ahsan usually </text:p>
      <text:p text:style-name="P11"/>
      <text:p text:style-name="P7">present perfect tense</text:p>
      <text:p text:style-name="Text_20_body">Present perfect tense digunakan untuk menyatakan peristiwa yang berlangsung di masa lalu (indefinite) dan masih berlangsung hingga saat ini</text:p>
      <text:p text:style-name="Text_20_body">I have writen my poetry</text:p>
      <text:p text:style-name="P8">NOTICE</text:p>
      <text:p text:style-name="Text_20_body"><text:span text:style-name="T3">GO</text:span> is a troublemaking verb. It has two verb 3s: <text:span text:style-name="T3">been</text:span> and <text:span text:style-name="T3">gone</text:span> </text:p>
      <text:p text:style-name="Text_20_body">I <text:span text:style-name="T3">have been</text:span> to Bandung</text:p>
      <text:p text:style-name="Text_20_body">Kalimat ini berarti bahwa Ia pergi kesana dan <text:span text:style-name="T3">telah kembali</text:span></text:p>
      <text:p text:style-name="Text_20_body">He has gone to Bogor</text:p>
      <text:p text:style-name="Text_20_body">Kalimat ini berarti Ia pergi ke Bogor dan <text:span text:style-name="T3">masih belum kembali</text:span></text:p>
      <text:p text:style-name="P8">NANTI TERANGKAN PERBEDAAN AUXILIARY VERB HAVE/HAS</text:p>
      <text:p text:style-name="P8">Questions in present perfect tense</text:p>
      <text:p text:style-name="Text_20_body">Have/has + s + verb 3</text:p>
      <text:p text:style-name="Text_20_body">Have you seen Jaws 4" The Revenge</text:p>
      <text:p text:style-name="P11"/>
      <text:p text:style-name="P7">Present Perfect Continuous tense</text:p>
      <text:p text:style-name="Text_20_body">Present perfect continuous tense berguna untuk menyatakan <text:span text:style-name="T3">durasi</text:span> dari peristiwa (indefinite past) yang masih berlangsung hingga saat ini </text:p>
      <text:p text:style-name="Text_20_body">I have been making my green technology for <text:span text:style-name="T3">eight years</text:span></text:p>
      <text:p text:style-name="P8">S + have/has + been + verb-ing + for/since + amount of time/start time</text:p>
      <text:p text:style-name="Text_20_body">Questions in present perfect continuous tense </text:p>
      <text:p text:style-name="Text_20_body"><text:span text:style-name="T3">How long</text:span>+ have/has+ S + been ver-ing </text:p>
      <text:p text:style-name="Text_20_body">How long have you been writing this book ?</text:p>
      <text:p text:style-name="P11"/>
      <text:p text:style-name="P7">Simple Future Tense</text:p>
      <text:p text:style-name="Text_20_body">Simple future tense digunakan untuk menyatakan <text:span text:style-name="T3">future plans</text:span></text:p>
      <text:p text:style-name="Text_20_body">I will rule the world one day</text:p>
      <text:p text:style-name="Text_20_body">S + will + verb 1</text:p>
      <text:p text:style-name="Text_20_body">Cara lain membentuk simple future tense is like this:</text:p>
      <text:p text:style-name="Text_20_body">S + to be + going to + verb 1</text:p>
      <text:p text:style-name="P8">Will</text:p>
      <text:p text:style-name="Text_20_body">we will play badminton monday</text:p>
      <text:p text:style-name="P8">going to</text:p>
      <text:p text:style-name="Text_20_body">I'am going to Bulukumba (future), because My Mother's official duties was moved on there</text:p>
      <text:p text:style-name="P11"/>
      <text:p text:style-name="P7">Future Continuous Tense</text:p>
      <text:p text:style-name="Text_20_body">Future Continuous Tense digunakan untuk menyatakan kegiatan yang <text:span text:style-name="T3">belum selesai</text:span> di suatu titik waktu (future) </text:p>
      <text:p text:style-name="Text_20_body">I will talking with Minister of Education and Culture at <text:span text:style-name="T1">2pm</text:span></text:p>
      <text:p text:style-name="P11"/>
      <text:p text:style-name="P7">Future perfect Tense</text:p>
      <text:p text:style-name="Text_20_body">Future perfect tense digunakan untuk menyatakan peristiwa yang <text:span text:style-name="T3">telah selesai</text:span>di satu waktu <text:span text:style-name="T2">future</text:span> di masa depan</text:p>
      <text:p text:style-name="Text_20_body">By <text:span text:style-name="T3">2020</text:span> Ahmad will have made electrical product patens</text:p>
      <text:p text:style-name="P8">By + time clause + S + will + have + verb 3</text:p>
      <text:p text:style-name="P11"/>
      <text:p text:style-name="P7">Future perfect Continuous Tense</text:p>
      <text:p text:style-name="Text_20_body">Future perfect continuous tense digunakan untuk menyatakan <text:span text:style-name="T3">durasi</text:span> dari aksi yang <text:span text:style-name="T3">belum selesai</text:span> pada satu waktu di masa depan</text:p>
      <text:p text:style-name="Text_20_body">By Tomorrow, I will have been writing this book for 3 months</text:p>
      <text:p text:style-name="P8">Time Phrase + S + will + have + been + verb ing + for + time phrase </text:p>
      <text:p text:style-name="P11"/>
      <text:p text:style-name="P11"><text:span text:style-name="T2"/></text:p>
      <text:p text:style-name="P14"><text:span text:style-name="T2">Conditional Tense</text:span> <text:line-break/>Sederhananya, kalimat kondisional. Yah kehidupan sehari hari kita menggunakannya sebagai 'kalimat pengandaian'/ 'kalimat konsekuensi' <text:line-break/><text:span text:style-name="T3">1. Zero Conditional</text:span> <text:line-break/>Zero conditional jarang digunakan. Ia merupakan kalimat konsekuensi untuk kondisi <text:span text:style-name="T1">'present'</text:span>, <text:line-break/>If Lin Dan plays, Chen Long lose <text:line-break/><text:span text:style-name="T2">If + Subject + verb 1 + comma + object + verb 1</text:span> <text:line-break/><text:span text:style-name="T3">2. First Conditional</text:span> <text:line-break/>First Conditional, kalimat konsekuensi untuk kondisi <text:span text:style-name="T1">'future'</text:span>. <text:line-break/>I you always study this years, you will be an expert on programming <text:line-break/><text:span text:style-name="T2">If + Subject + verb 1 + comma + object + will + verb 1</text:span> <text:line-break/><text:span text:style-name="T3">3. Second Conditional</text:span> <text:line-break/>If water is heated, the water would evaporate <text:line-break/><text:span text:style-name="T2">If + subject + verb 2 + object + comma + subject + would + verb 1</text:span> <text:line-break/>If the water is heated, the water would be evaporate <text:line-break/><text:span text:style-name="T2">4. Third Conditional</text:span></text:p>
      <text:p text:style-name="P14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5-03T05:48:59.205586360</meta:creation-date>
    <dc:date>2021-05-03T08:19:55.603858876</dc:date>
    <meta:editing-duration>PT6M24S</meta:editing-duration>
    <meta:editing-cycles>21</meta:editing-cycles>
    <meta:generator>LibreOffice/6.4.6.2$Linux_X86_64 LibreOffice_project/40$Build-2</meta:generator>
    <meta:document-statistic meta:table-count="0" meta:image-count="0" meta:object-count="0" meta:page-count="15" meta:paragraph-count="140" meta:word-count="1267" meta:character-count="7201" meta:non-whitespace-character-count="6031"/>
  </office:meta>
</office:document-meta>
</file>